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875in" table:align="left"/>
    </style:style>
    <style:style style:name="Table1.A" style:family="table-column">
      <style:table-column-properties style:column-width="3.3125in"/>
    </style:style>
    <style:style style:name="Table1.B" style:family="table-column">
      <style:table-column-properties style:column-width="3.5625in"/>
    </style:style>
    <style:style style:name="Table1.A1" style:family="table-cell">
      <style:table-cell-properties style:vertical-align="" fo:padding="0.0201in" fo:border="0.05pt solid #000000"/>
    </style:style>
    <style:style style:name="Table1.A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2" style:family="table">
      <style:table-properties style:width="6.875in" table:align="left"/>
    </style:style>
    <style:style style:name="Table2.A" style:family="table-column">
      <style:table-column-properties style:column-width="3.3125in"/>
    </style:style>
    <style:style style:name="Table2.B" style:family="table-column">
      <style:table-column-properties style:column-width="3.5625in"/>
    </style:style>
    <style:style style:name="Table2.A1" style:family="table-cell">
      <style:table-cell-properties style:vertical-align="" fo:padding="0.0201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" fo:padding="0.0201in" fo:border="0.05pt solid #000000"/>
    </style:style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2pt" fo:language="pt" fo:country="BR" fo:font-style="normal" fo:font-weight="normal" officeooo:paragraph-rsid="00079704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line-height="150%" fo:text-align="center" style:justify-single-word="false"/>
      <style:text-properties fo:color="#000000" style:font-name="Times new roman" fo:font-size="12pt" fo:language="pt" fo:country="BR" fo:font-style="normal" officeooo:paragraph-rsid="00079704" style:font-size-asian="12pt" style:font-style-asian="normal" style:font-size-complex="12pt" style:font-style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4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Times new roman"/>
    </style:style>
    <style:style style:name="P5" style:family="paragraph" style:parent-style-name="Standard">
      <style:paragraph-properties fo:line-height="100%" fo:text-align="justify" style:justify-single-word="false"/>
      <style:text-properties fo:color="#333333" style:font-name="Times new roman" fo:font-size="10pt" fo:language="pt" fo:country="BR" fo:font-weight="normal" officeooo:rsid="0024aeab" officeooo:paragraph-rsid="0024aeab" style:font-name-asian="Liberation Mono" style:font-size-asian="10pt" style:font-weight-asian="normal" style:font-name-complex="Liberation Mono" style:font-size-complex="10pt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2pt" fo:language="pt" fo:country="BR" fo:font-weight="bold" officeooo:rsid="001b7a58" officeooo:paragraph-rsid="001b7a58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2pt" fo:language="pt" fo:country="BR" fo:font-weight="bold" officeooo:rsid="00153648" officeooo:paragraph-rsid="00153648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2pt" fo:language="pt" fo:country="BR" fo:font-weight="bold" officeooo:rsid="0017af67" officeooo:paragraph-rsid="0017af67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2pt" fo:language="pt" fo:country="BR" fo:font-weight="bold" officeooo:rsid="0017af67" officeooo:paragraph-rsid="0017af67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2pt" fo:language="pt" fo:country="BR" officeooo:rsid="00044eb7" officeooo:paragraph-rsid="00044eb7" style:font-size-asian="12pt" style:font-size-complex="12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2pt" fo:language="pt" fo:country="BR" officeooo:rsid="00044eb7" officeooo:paragraph-rsid="00044eb7" style:font-size-asian="10.5pt" style:font-size-complex="12pt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Times new roman" fo:font-size="10pt" fo:language="pt" fo:country="BR" fo:font-weight="bold" officeooo:rsid="0024aeab" officeooo:paragraph-rsid="0024aeab" style:font-size-asian="10pt" style:font-weight-asian="bold" style:font-size-complex="10pt" style:font-weight-complex="bold"/>
    </style:style>
    <style:style style:name="T1" style:family="text">
      <style:text-properties officeooo:rsid="00048221"/>
    </style:style>
    <style:style style:name="T2" style:family="text">
      <style:text-properties officeooo:rsid="00073fe8"/>
    </style:style>
    <style:style style:name="T3" style:family="text">
      <style:text-properties fo:font-variant="normal" fo:text-transform="none" fo:color="#454545" fo:letter-spacing="normal"/>
    </style:style>
    <style:style style:name="T4" style:family="text">
      <style:text-properties fo:font-variant="normal" fo:text-transform="none" fo:color="#000000" fo:letter-spacing="normal"/>
    </style:style>
    <style:style style:name="T5" style:family="text">
      <style:text-properties fo:font-variant="normal" fo:text-transform="none" fo:letter-spacing="normal" fo:font-weight="normal"/>
    </style:style>
    <style:style style:name="T6" style:family="text">
      <style:text-properties fo:font-variant="normal" fo:text-transform="none" fo:letter-spacing="normal" fo:font-weight="normal" style:font-weight-asian="normal" style:font-weight-complex="normal"/>
    </style:style>
    <style:style style:name="T7" style:family="text">
      <style:text-properties fo:font-variant="normal" fo:text-transform="none" fo:font-size="14pt" fo:letter-spacing="normal" fo:font-weight="normal" style:font-size-asian="14pt" style:font-size-complex="14pt"/>
    </style:style>
    <style:style style:name="T8" style:family="text">
      <style:text-properties fo:font-variant="normal" fo:text-transform="none" fo:font-size="14pt" fo:letter-spacing="normal" fo:font-weight="normal" officeooo:rsid="00079704" style:font-size-asian="14pt" style:font-size-complex="14pt"/>
    </style:style>
    <style:style style:name="T9" style:family="text">
      <style:text-properties fo:font-weight="bold" officeooo:rsid="00085586" style:font-weight-asian="bold" style:font-weight-complex="bold"/>
    </style:style>
    <style:style style:name="T10" style:family="text">
      <style:text-properties fo:font-weight="bold" officeooo:rsid="000cd19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85586" style:font-weight-asian="normal" style:font-weight-complex="normal"/>
    </style:style>
    <style:style style:name="T13" style:family="text">
      <style:text-properties fo:font-weight="normal" officeooo:rsid="000b1b7c" style:font-weight-asian="normal" style:font-weight-complex="normal"/>
    </style:style>
    <style:style style:name="T14" style:family="text">
      <style:text-properties fo:font-weight="normal" officeooo:rsid="000cd19d" style:font-weight-asian="normal" style:font-weight-complex="normal"/>
    </style:style>
    <style:style style:name="T15" style:family="text">
      <style:text-properties fo:font-weight="normal" officeooo:rsid="0010940a" style:font-weight-asian="normal" style:font-weight-complex="normal"/>
    </style:style>
    <style:style style:name="T16" style:family="text">
      <style:text-properties fo:font-weight="normal" officeooo:rsid="00111236" style:font-weight-asian="normal" style:font-weight-complex="normal"/>
    </style:style>
    <style:style style:name="T17" style:family="text">
      <style:text-properties fo:font-weight="normal" officeooo:rsid="0012e387" style:font-weight-asian="normal" style:font-weight-complex="normal"/>
    </style:style>
    <style:style style:name="T18" style:family="text">
      <style:text-properties fo:font-weight="normal" style:font-name-asian="Droid Sans Fallback" style:font-weight-asian="normal" style:font-name-complex="DejaVu Sans" style:font-weight-complex="normal"/>
    </style:style>
    <style:style style:name="T19" style:family="text">
      <style:text-properties fo:font-weight="normal" style:font-name-asian="Liberation Mono" style:font-weight-asian="normal" style:font-name-complex="Liberation Mono" style:font-weight-complex="normal"/>
    </style:style>
    <style:style style:name="T20" style:family="text">
      <style:text-properties fo:font-weight="normal" officeooo:rsid="00158dac" style:font-name-asian="Liberation Mono" style:font-weight-asian="normal" style:font-name-complex="Liberation Mono" style:font-weight-complex="normal"/>
    </style:style>
    <style:style style:name="T21" style:family="text">
      <style:text-properties fo:font-weight="normal" officeooo:rsid="001609d2" style:font-name-asian="Liberation Mono" style:font-weight-asian="normal" style:font-name-complex="Liberation Mono" style:font-weight-complex="normal"/>
    </style:style>
    <style:style style:name="T22" style:family="text">
      <style:text-properties fo:font-weight="normal" officeooo:rsid="001f27cd" style:font-name-asian="Liberation Mono" style:font-weight-asian="normal" style:font-name-complex="Liberation Mono" style:font-weight-complex="normal"/>
    </style:style>
    <style:style style:name="T23" style:family="text">
      <style:text-properties fo:font-weight="normal" officeooo:rsid="002125c5" style:font-name-asian="Liberation Mono" style:font-weight-asian="normal" style:font-name-complex="Liberation Mono" style:font-weight-complex="normal"/>
    </style:style>
    <style:style style:name="T24" style:family="text">
      <style:text-properties officeooo:rsid="00085586"/>
    </style:style>
    <style:style style:name="T25" style:family="text">
      <style:text-properties style:font-name-asian="Droid Sans Fallback" style:font-name-complex="DejaVu Sans"/>
    </style:style>
    <style:style style:name="T26" style:family="text">
      <style:text-properties style:font-name-asian="Liberation Mono" style:font-name-complex="Liberation Mono"/>
    </style:style>
    <style:style style:name="T27" style:family="text">
      <style:text-properties officeooo:rsid="001609d2" style:font-name-asian="Liberation Mono" style:font-name-complex="Liberation Mono"/>
    </style:style>
    <style:style style:name="T28" style:family="text">
      <style:text-properties fo:color="#333333" fo:font-weight="normal" style:font-name-asian="Liberation Mono" style:font-weight-asian="normal" style:font-name-complex="Liberation Mono" style:font-weight-complex="normal"/>
    </style:style>
    <style:style style:name="T29" style:family="text">
      <style:text-properties fo:color="#333333" fo:font-weight="normal" officeooo:rsid="001f27cd" style:font-name-asian="Liberation Mono" style:font-weight-asian="normal" style:font-name-complex="Liberation Mono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AN DA CHUVA</text:p>
      <text:p text:style-name="P10"/>
      <text:p text:style-name="P10"><text:tab/>Man da Chuva está com um plano de negócio e agora o que lhe falta é alugar um imóvel para começar as atividades d<text:span text:style-name="T1">e sua</text:span> empresa. <text:span text:style-name="T1">Como o Man da Chuva é muito esperto ele quer alugar um imóvel em que a localização tenha o maior número possível de clientes.</text:span></text:p>
      <text:p text:style-name="P10"/>
      <text:p text:style-name="P10"><text:tab/><text:span text:style-name="T2">Man da Chuva possui o mapa da região, e neste mapa estão as informações sobre imóveis disponíveis para aluguel, clientes e concorrentes. Exemplo de mapa:</text:span></text:p>
      <text:p text:style-name="P11"/>
      <text:p text:style-name="P1"><text:span text:style-name="T3"><text:s text:c="3"/></text:span><text:span text:style-name="T4">1 <text:s/>2 <text:s/>3 <text:s/>4</text:span></text:p>
      <text:p text:style-name="P2"><text:span text:style-name="T6">1</text:span><text:span text:style-name="T5"> <text:s/></text:span><text:span text:style-name="T7">n n n n</text:span></text:p>
      <text:p text:style-name="P2"><text:span text:style-name="T6">2</text:span><text:span text:style-name="T5"> <text:s/></text:span><text:span text:style-name="T7">b n * n</text:span></text:p>
      <text:p text:style-name="P2"><text:span text:style-name="T6">3</text:span><text:span text:style-name="T5"> <text:s/></text:span><text:span text:style-name="T7">n b * </text:span><text:span text:style-name="T8">b</text:span></text:p>
      <text:p text:style-name="P2"><text:span text:style-name="T6">4</text:span><text:span text:style-name="T5"> <text:s/></text:span><text:span text:style-name="T7">b b n b</text:span></text:p>
      <text:p text:style-name="P10"/>
      <text:p text:style-name="P10"><text:tab/><text:span text:style-name="T24">Como pode ser observado o mapa é um grid 2D onde </text:span><text:span text:style-name="T9">'n'</text:span><text:span text:style-name="T24"> representa um cliente, </text:span><text:span text:style-name="T9">'b'</text:span><text:span text:style-name="T12"> representa um concorrente e </text:span><text:span text:style-name="T9">'*'</text:span><text:span text:style-name="T12"> um imóvel disponível para aluguel.</text:span></text:p>
      <text:p text:style-name="P10"/>
      <text:p text:style-name="P10"><text:span text:style-name="T12"><text:tab/></text:span><text:span text:style-name="T13">No exemplo dado, existem dois imóveis disponíveis para aluguel, um na posição (2, 3) e outro na posição (3, 3). </text:span><text:span text:style-name="T14">Caso o Man da Chuva escolha o imóvel na posição (2, 3) ele terá acesso a </text:span><text:span text:style-name="T10">6 clientes</text:span><text:span text:style-name="T14">, e caso sua escolha fosse a posição (3, 3) ele teria acesso a apenas </text:span><text:span text:style-name="T10">1 cliente</text:span><text:span text:style-name="T14">. Logo, para o Man da Chuva é mais vantajoso escolher o imóvel na posição (2, 3).</text:span></text:p>
      <text:p text:style-name="P10"/>
      <text:p text:style-name="P10"><text:span text:style-name="T14"><text:tab/></text:span><text:span text:style-name="T15">Como o mapa é gigantesco Man da Chuva pediu para que, dado um mapa, você encontre a melhor posição para ele abrir sua empresa.</text:span></text:p>
      <text:p text:style-name="P10"/>
      <text:p text:style-name="P10"><text:span text:style-name="T15"><text:tab/></text:span><text:span text:style-name="T16">É garantido que sempre exista um imóvel para alugar. </text:span><text:span text:style-name="T17">S</text:span><text:span text:style-name="T16">e houver mais de uma resposta para o problema, escolha a que tem o menor número da linha, se ainda houver mais de uma resposta, escolha a que tem o menor número de coluna.</text:span></text:p>
      <text:p text:style-name="P10"/>
      <text:p text:style-name="P10"/>
      <text:p text:style-name="P10"/>
      <text:p text:style-name="P7"><text:soft-page-break/>ENTRADA</text:p>
      <text:p text:style-name="P7"/>
      <text:p text:style-name="P7"><text:tab/><text:span text:style-name="T11">A entrada é formada por apenas um caso de teste. A primeira linha irá conter dois inteiros </text:span>L <text:span text:style-name="T11">e </text:span>C <text:span text:style-name="T11">onde </text:span>1<text:span text:style-name="T11"> </text:span><text:span text:style-name="T19">≤</text:span><text:span text:style-name="T18"> </text:span><text:span text:style-name="T25">L</text:span><text:span text:style-name="T18">, </text:span><text:span text:style-name="T25">C</text:span><text:span text:style-name="T18"> </text:span><text:span text:style-name="T19">≤ </text:span><text:span text:style-name="T26">10³</text:span><text:span text:style-name="T19"> e representa</text:span><text:span text:style-name="T20">m</text:span><text:span text:style-name="T19">, respectivamente, a quantidade de linhas e colunas no mapa. </text:span><text:span text:style-name="T21">Cada uma das </text:span><text:span text:style-name="T27">L linhas </text:span><text:span text:style-name="T21">terá </text:span><text:span text:style-name="T27">C caracteres</text:span><text:span text:style-name="T21">, e esses caracteres podem ser do tipo (</text:span><text:span text:style-name="T27">'n'</text:span><text:span text:style-name="T21">, </text:span><text:span text:style-name="T27">'b'</text:span><text:span text:style-name="T21">, </text:span><text:span text:style-name="T27">'*'</text:span><text:span text:style-name="T21">).</text:span></text:p>
      <text:p text:style-name="P7"/>
      <text:p text:style-name="P8"><text:span text:style-name="T27">S</text:span><text:span text:style-name="T26">AÍDA</text:span></text:p>
      <text:p text:style-name="P8"/>
      <text:p text:style-name="P8"><text:span text:style-name="T19"><text:tab/></text:span><text:span text:style-name="T22">Imprima a linha e a coluna </text:span><text:span text:style-name="T23">(separados por vírgula)</text:span><text:span text:style-name="T22"> em que o imóvel, que Man da Chuva deve alugar, está localizado.</text:span></text:p>
      <text:p text:style-name="P9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">Exemplos de Entrada</text:p>
            </table:table-cell>
            <table:table-cell table:style-name="Table1.A1" office:value-type="string">
              <text:p text:style-name="P3">Exemplos de Saída</text:p>
            </table:table-cell>
          </table:table-row>
        </table:table-header-rows>
        <table:table-row>
          <table:table-cell table:style-name="Table1.A2" office:value-type="string">
            <text:p text:style-name="P4">4 4</text:p>
            <text:p text:style-name="P4">nnnn</text:p>
            <text:p text:style-name="P4">bn*n</text:p>
            <text:p text:style-name="P4">nb*b</text:p>
            <text:p text:style-name="P4">bbnb</text:p>
            <text:p text:style-name="P4"/>
          </table:table-cell>
          <table:table-cell table:style-name="Table1.A2" office:value-type="string">
            <text:p text:style-name="P4">2,3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5 5</text:p>
            <text:p text:style-name="P4">nnnnn</text:p>
            <text:p text:style-name="P4">b*b*b</text:p>
            <text:p text:style-name="P4">nnnnn</text:p>
            <text:p text:style-name="P4">nnnnn</text:p>
            <text:p text:style-name="P4"/>
          </table:table-cell>
          <table:table-cell table:style-name="Table2.B1" office:value-type="string">
            <text:p text:style-name="P4">2,2</text:p>
          </table:table-cell>
        </table:table-row>
      </table:table>
      <text:p text:style-name="P12"/>
      <text:p text:style-name="P12"><text:span text:style-name="T29">Q</text:span><text:span text:style-name="T28">uestão adaptada de Ordan e as Novinhas de autoria de Gustavo Ribeiro.</text:span></text:p>
      <text:p text:style-name="P5">A adaptação e uso dessa questão foi autorizada pelo Aut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felipe </meta:initial-creator>
    <meta:creation-date>2016-07-10T16:04:30.296290863</meta:creation-date>
    <dc:date>2016-07-10T23:17:26.541428611</dc:date>
    <dc:creator>paulofelipe </dc:creator>
    <meta:editing-duration>PT54M43S</meta:editing-duration>
    <meta:editing-cycles>34</meta:editing-cycles>
    <meta:generator>LibreOffice/4.3.3.2$Linux_X86_64 LibreOffice_project/430m0$Build-2</meta:generator>
    <meta:document-statistic meta:table-count="2" meta:image-count="0" meta:object-count="0" meta:page-count="2" meta:paragraph-count="32" meta:word-count="387" meta:character-count="1954" meta:non-whitespace-character-count="1582"/>
  </office:meta>
</office:document-meta>
</file>